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eeeeee" draw:stroke-linejoin="round" svg:stroke-linecap="butt" draw:fill="none"/>
    </style:style>
    <style:style style:name="gr3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4" style:family="graphic" style:parent-style-name="standard">
      <style:graphic-properties draw:stroke="solid" svg:stroke-width="0cm" svg:stroke-color="#eeeeee" draw:stroke-linejoin="round" svg:stroke-linecap="butt" draw:fill="solid" draw:fill-color="#ffffff"/>
    </style:style>
    <style:style style:name="gr5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6" style:family="graphic" style:parent-style-name="standard">
      <style:graphic-properties draw:stroke="none" svg:stroke-color="#000000" draw:fill="none" draw:fill-color="#ffffff"/>
    </style:style>
    <style:style style:name="gr7" style:family="graphic" style:parent-style-name="standard">
      <style:graphic-properties draw:stroke="solid" svg:stroke-width="0cm" svg:stroke-color="#ffffff" draw:stroke-linejoin="round" svg:stroke-linecap="butt" draw:fill="none"/>
    </style:style>
    <style:style style:name="gr8" style:family="graphic" style:parent-style-name="standard">
      <style:graphic-properties draw:stroke="none" draw:fill="solid" draw:fill-color="#1c1c1c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5cm" fo:min-width="0.64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13cm" fo:min-width="0.483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hatch" draw:fill-color="#ffffff" draw:fill-hatch-name="Black_20_45_20_Degrees" draw:fill-hatch-solid="false" fo:min-height="1.9cm"/>
    </style:style>
    <style:style style:name="gr13" style:family="graphic" style:parent-style-name="standard">
      <style:graphic-properties draw:stroke="none" draw:fill="none" draw:fill-color="#ffffff" fo:min-height="0.781cm"/>
    </style:style>
    <style:style style:name="gr14" style:family="graphic" style:parent-style-name="standard">
      <style:graphic-properties draw:stroke="none" svg:stroke-color="#000000" draw:fill="hatch" draw:fill-color="#ffffff" draw:fill-hatch-name="Black_20_45_20_Degrees" draw:fill-hatch-solid="false" fo:min-height="0.5cm"/>
    </style:style>
    <style:style style:name="gr15" style:family="graphic" style:parent-style-name="standard">
      <style:graphic-properties draw:stroke="none" svg:stroke-color="#000000" draw:fill="hatch" draw:fill-color="#ffffff" draw:fill-hatch-name="Black_20_45_20_Degrees" draw:fill-hatch-solid="false" fo:min-height="0.573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66cm" fo:min-width="0.56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84cm" fo:min-width="0.284cm"/>
    </style:style>
    <style:style style:name="gr18" style:family="graphic" style:parent-style-name="standard">
      <style:graphic-properties svg:stroke-color="#000000" draw:fill-color="#ffffff" draw:textarea-horizontal-align="center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1c1c1c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style:paragraph-properties fo:text-align="start" style:writing-mode="lr-tb"/>
      <style:text-properties fo:font-size="20pt" fo:font-style="italic" style:font-size-asian="20pt" style:font-style-asian="italic" style:font-size-complex="20pt" style:font-style-complex="italic"/>
    </style:style>
    <style:style style:name="P8" style:family="paragraph">
      <loext:graphic-properties draw:fill="none"/>
      <style:text-properties fo:font-size="20pt" fo:font-style="italic" style:font-size-asian="20pt" style:font-style-asian="italic" style:font-size-complex="20pt" style:font-style-complex="italic"/>
    </style:style>
    <style:style style:name="P9" style:family="paragraph">
      <loext:graphic-properties draw:fill="none"/>
      <style:paragraph-properties fo:text-align="start" style:writing-mode="lr-tb"/>
      <style:text-properties fo:font-size="20pt" fo:font-style="italic" style:font-size-asian="20pt" style:font-style-asian="italic" style:font-size-complex="20pt" style:font-style-complex="italic"/>
    </style:style>
    <style:style style:name="P10" style:family="paragraph">
      <loext:graphic-properties draw:fill="hatch" draw:fill-color="#ffffff" draw:fill-hatch-name="Black_20_45_20_Degrees" draw:fill-hatch-solid="false"/>
      <style:text-properties fo:font-size="9pt"/>
    </style:style>
    <style:style style:name="P11" style:family="paragraph">
      <style:text-properties fo:font-size="20pt" fo:font-style="italic"/>
    </style:style>
    <style:style style:name="P12" style:family="paragraph">
      <loext:graphic-properties draw:fill="none" draw:fill-color="#ffffff"/>
      <style:text-properties fo:font-size="20pt" fo:font-style="italic"/>
    </style:style>
    <style:style style:name="P13" style:family="paragraph">
      <loext:graphic-properties draw:fill="hatch" draw:fill-color="#ffffff" draw:fill-hatch-name="Black_20_45_20_Degrees" draw:fill-hatch-solid="false"/>
      <style:text-properties fo:font-size="9pt" fo:font-style="italic"/>
    </style:style>
    <style:style style:name="P14" style:family="paragraph">
      <loext:graphic-properties draw:fill="hatch" draw:fill-color="#ffffff" draw:fill-hatch-name="Black_20_45_20_Degrees" draw:fill-hatch-solid="false"/>
      <style:text-properties fo:font-size="10pt" fo:font-style="italic"/>
    </style:style>
    <style:style style:name="P15" style:family="paragraph">
      <loext:graphic-properties draw:fill-color="#ffffff"/>
      <style:paragraph-properties fo:text-align="center"/>
      <style:text-properties fo:font-size="20pt" fo:font-style="italic"/>
    </style:style>
    <style:style style:name="T1" style:family="text">
      <style:text-properties fo:color="#000000" style:font-name="Liberation Sans1" fo:font-size="20pt" fo:font-style="italic" style:font-size-asian="20pt" style:font-style-asian="italic" style:font-name-complex="Liberation Sans1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.002cm" svg:height="0.501cm" svg:x="4cm" svg:y="1.901cm" svg:viewBox="0 0 1003 502" svg:d="M501 0c283 0 498 109 498 250 0 143-215 252-498 252-286 0-501-109-501-252 0-141 215-250 501-250zM0 0zM1003 502z">
          <text:p/>
        </draw:path>
        <draw:polygon draw:style-name="gr2" draw:text-style-name="P2" draw:layer="layout" svg:width="0cm" svg:height="0cm" svg:x="4cm" svg:y="1.901cm" svg:viewBox="0 0 0 0" draw:points="0,0">
          <text:p/>
        </draw:polygon>
        <draw:polygon draw:style-name="gr2" draw:text-style-name="P2" draw:layer="layout" svg:width="0cm" svg:height="0cm" svg:x="5.002cm" svg:y="2.402cm" svg:viewBox="0 0 0 0" draw:points="0,0">
          <text:p/>
        </draw:polygon>
        <draw:path draw:style-name="gr1" draw:text-style-name="P1" draw:layer="layout" svg:width="0.603cm" svg:height="0.099cm" svg:x="4.399cm" svg:y="1.703cm" svg:viewBox="0 0 604 100" svg:d="M301 0c169 0 299 23 299 51s-130 49-299 49c-170 0-301-21-301-49s131-51 301-51zM0 0zM604 100z">
          <text:p/>
        </draw:path>
        <draw:polygon draw:style-name="gr2" draw:text-style-name="P2" draw:layer="layout" svg:width="0cm" svg:height="0cm" svg:x="4.399cm" svg:y="1.703cm" svg:viewBox="0 0 0 0" draw:points="0,0">
          <text:p/>
        </draw:polygon>
        <draw:polygon draw:style-name="gr2" draw:text-style-name="P2" draw:layer="layout" svg:width="0cm" svg:height="0cm" svg:x="5.002cm" svg:y="1.802cm" svg:viewBox="0 0 0 0" draw:points="0,0">
          <text:p/>
        </draw:polygon>
        <draw:line draw:style-name="gr2" draw:text-style-name="P2" draw:layer="layout" svg:x1="4.399cm" svg:y1="1.902cm" svg:x2="4.502cm" svg:y2="1.802cm">
          <text:p/>
        </draw:line>
        <draw:line draw:style-name="gr2" draw:text-style-name="P2" draw:layer="layout" svg:x1="7.5cm" svg:y1="1.301cm" svg:x2="7.5cm" svg:y2="1.404cm">
          <text:p/>
        </draw:line>
        <draw:line draw:style-name="gr2" draw:text-style-name="P2" draw:layer="layout" svg:x1="7.701cm" svg:y1="0.003cm" svg:x2="7.799cm" svg:y2="0.003cm">
          <text:p/>
        </draw:line>
        <draw:line draw:style-name="gr3" draw:text-style-name="P2" draw:layer="layout" svg:x1="3cm" svg:y1="1cm" svg:x2="3cm" svg:y2="4cm">
          <text:p/>
        </draw:line>
        <draw:polygon draw:style-name="gr4" draw:text-style-name="P1" draw:layer="layout" svg:width="0.099cm" svg:height="0.102cm" svg:x="5.499cm" svg:y="12.601cm" svg:viewBox="0 0 100 103" draw:points="51,103 0,103 0,0 100,0 100,103">
          <text:p/>
        </draw:polygon>
        <draw:line draw:style-name="gr3" draw:text-style-name="P2" draw:layer="layout" svg:x1="3cm" svg:y1="6cm" svg:x2="3cm" svg:y2="8cm">
          <text:p/>
        </draw:line>
        <draw:polygon draw:style-name="gr3" draw:text-style-name="P2" draw:layer="layout" svg:width="0cm" svg:height="0cm" svg:x="2.998cm" svg:y="14.601cm" svg:viewBox="0 0 0 0" draw:points="0,0">
          <text:p/>
        </draw:polygon>
        <draw:polygon draw:style-name="gr3" draw:text-style-name="P2" draw:layer="layout" svg:width="0cm" svg:height="0cm" svg:x="4cm" svg:y="15.603cm" svg:viewBox="0 0 0 0" draw:points="0,0">
          <text:p/>
        </draw:polygon>
        <draw:line draw:style-name="gr3" draw:text-style-name="P2" draw:layer="layout" svg:x1="3.399cm" svg:y1="8.417cm" svg:x2="9cm" svg:y2="8.417cm">
          <text:p/>
        </draw:line>
        <draw:polygon draw:style-name="gr5" draw:text-style-name="P1" draw:layer="layout" svg:width="2cm" svg:height="1.002cm" svg:x="9cm" svg:y="8cm" svg:viewBox="0 0 2001 1003" draw:points="998,1003 0,1003 0,0 2001,0 2001,1003">
          <text:p/>
        </draw:polygon>
        <draw:line draw:style-name="gr3" draw:text-style-name="P2" draw:layer="layout" svg:x1="11cm" svg:y1="8.4cm" svg:x2="13cm" svg:y2="8.4cm">
          <text:p/>
        </draw:line>
        <draw:polygon draw:style-name="gr3" draw:text-style-name="P2" draw:layer="layout" svg:width="0cm" svg:height="0cm" svg:x="3.1cm" svg:y="11.204cm" svg:viewBox="0 0 0 0" draw:points="0,0">
          <text:p/>
        </draw:polygon>
        <draw:polygon draw:style-name="gr3" draw:text-style-name="P2" draw:layer="layout" svg:width="0cm" svg:height="0cm" svg:x="3.901cm" svg:y="12.005cm" svg:viewBox="0 0 0 0" draw:points="0,0">
          <text:p/>
        </draw:polygon>
        <draw:polygon draw:style-name="gr3" draw:text-style-name="P2" draw:layer="layout" svg:width="0cm" svg:height="0cm" svg:x="10.6cm" svg:y="14.703cm" svg:viewBox="0 0 0 0" draw:points="0,0">
          <text:p/>
        </draw:polygon>
        <draw:polygon draw:style-name="gr3" draw:text-style-name="P2" draw:layer="layout" svg:width="0cm" svg:height="0cm" svg:x="11.401cm" svg:y="15.504cm" svg:viewBox="0 0 0 0" draw:points="0,0">
          <text:p/>
        </draw:polygon>
        <draw:path draw:style-name="gr1" draw:text-style-name="P1" draw:layer="layout" svg:width="0.402cm" svg:height="0.402cm" svg:x="2.797cm" svg:y="4.897cm" svg:viewBox="0 0 403 403" svg:d="M202 0c113 0 201 89 201 202s-88 201-201 201c-114 0-202-88-202-201s88-202 202-202zM0 0zM403 403z">
          <text:p/>
        </draw:path>
        <draw:polygon draw:style-name="gr3" draw:text-style-name="P2" draw:layer="layout" svg:width="0cm" svg:height="0cm" svg:x="3.298cm" svg:y="11.401cm" svg:viewBox="0 0 0 0" draw:points="0,0">
          <text:p/>
        </draw:polygon>
        <draw:polygon draw:style-name="gr3" draw:text-style-name="P2" draw:layer="layout" svg:width="0cm" svg:height="0cm" svg:x="3.7cm" svg:y="11.803cm" svg:viewBox="0 0 0 0" draw:points="0,0">
          <text:p/>
        </draw:polygon>
        <draw:polygon draw:style-name="gr3" draw:text-style-name="P2" draw:layer="layout" svg:width="0cm" svg:height="0cm" svg:x="10.798cm" svg:y="14.901cm" svg:viewBox="0 0 0 0" draw:points="0,0">
          <text:p/>
        </draw:polygon>
        <draw:polygon draw:style-name="gr3" draw:text-style-name="P2" draw:layer="layout" svg:width="0cm" svg:height="0cm" svg:x="11.2cm" svg:y="15.303cm" svg:viewBox="0 0 0 0" draw:points="0,0">
          <text:p/>
        </draw:polygon>
        <draw:path draw:style-name="gr1" draw:text-style-name="P1" draw:layer="layout" svg:width="0.6cm" svg:height="0.6cm" svg:x="3.199cm" svg:y="14.802cm" svg:viewBox="0 0 601 601" svg:d="M301 0c169 0 300 131 300 300s-131 301-300 301-301-132-301-301 132-300 301-300zM0 0zM601 601z">
          <text:p/>
        </draw:path>
        <draw:polygon draw:style-name="gr3" draw:text-style-name="P2" draw:layer="layout" svg:width="0cm" svg:height="0cm" svg:x="3.199cm" svg:y="14.802cm" svg:viewBox="0 0 0 0" draw:points="0,0">
          <text:p/>
        </draw:polygon>
        <draw:polygon draw:style-name="gr3" draw:text-style-name="P2" draw:layer="layout" svg:width="0cm" svg:height="0cm" svg:x="3.799cm" svg:y="15.402cm" svg:viewBox="0 0 0 0" draw:points="0,0">
          <text:p/>
        </draw:polygon>
        <draw:line draw:style-name="gr3" draw:text-style-name="P2" draw:layer="layout" svg:x1="2.3cm" svg:y1="9.3cm" svg:x2="3.6cm" svg:y2="9.3cm">
          <text:p/>
        </draw:line>
        <draw:line draw:style-name="gr3" draw:text-style-name="P2" draw:layer="layout" svg:x1="2.7cm" svg:y1="8.7cm" svg:x2="2.297cm" svg:y2="9.301cm">
          <text:p/>
        </draw:line>
        <draw:line draw:style-name="gr3" draw:text-style-name="P2" draw:layer="layout" svg:x1="3.3cm" svg:y1="8.699cm" svg:x2="3.601cm" svg:y2="9.3cm">
          <text:p/>
        </draw:line>
        <draw:polygon draw:style-name="gr5" draw:text-style-name="P1" draw:layer="layout" svg:width="0.899cm" svg:height="1.999cm" svg:x="2.535cm" svg:y="4cm" svg:viewBox="0 0 900 2000" draw:points="450,2000 0,2000 0,0 900,0 900,2000">
          <text:p/>
        </draw:polygon>
        <draw:polygon draw:style-name="gr3" draw:text-style-name="P2" draw:layer="layout" svg:width="0cm" svg:height="0cm" svg:x="3.1cm" svg:y="11.303cm" svg:viewBox="0 0 0 0" draw:points="0,0">
          <text:p/>
        </draw:polygon>
        <draw:polygon draw:style-name="gr3" draw:text-style-name="P2" draw:layer="layout" svg:width="0cm" svg:height="0cm" svg:x="3.901cm" svg:y="12.103cm" svg:viewBox="0 0 0 0" draw:points="0,0">
          <text:p/>
        </draw:polygon>
        <draw:polygon draw:style-name="gr3" draw:text-style-name="P2" draw:layer="layout" svg:width="0cm" svg:height="0cm" svg:x="3.298cm" svg:y="11.504cm" svg:viewBox="0 0 0 0" draw:points="0,0">
          <text:p/>
        </draw:polygon>
        <draw:polygon draw:style-name="gr3" draw:text-style-name="P2" draw:layer="layout" svg:width="0cm" svg:height="0cm" svg:x="3.7cm" svg:y="11.902cm" svg:viewBox="0 0 0 0" draw:points="0,0">
          <text:p/>
        </draw:polygon>
        <draw:path draw:style-name="gr6" draw:text-style-name="P3" draw:layer="layout" svg:width="0.6cm" svg:height="0.603cm" svg:x="5.4cm" svg:y="9.696cm" svg:viewBox="0 0 601 604" svg:d="M301 0c169 0 300 131 300 300 0 173-131 300-300 300-170 0-301-127-301-300 0-169 131-300 301-300zM0 0zM601 604z">
          <text:p/>
        </draw:path>
        <draw:polygon draw:style-name="gr3" draw:text-style-name="P2" draw:layer="layout" svg:width="0cm" svg:height="0cm" svg:x="6.6cm" svg:y="12.901cm" svg:viewBox="0 0 0 0" draw:points="0,0">
          <text:p/>
        </draw:polygon>
        <draw:polygon draw:style-name="gr3" draw:text-style-name="P2" draw:layer="layout" svg:width="0cm" svg:height="0cm" svg:x="7.2cm" svg:y="13.504cm" svg:viewBox="0 0 0 0" draw:points="0,0">
          <text:p/>
        </draw:polygon>
        <draw:line draw:style-name="gr3" draw:text-style-name="P2" draw:layer="layout" svg:x1="3.301cm" svg:y1="8.101cm" svg:x2="6.1cm" svg:y2="6.7cm">
          <text:p/>
        </draw:line>
        <draw:line draw:style-name="gr3" draw:text-style-name="P2" draw:layer="layout" svg:x1="3.4cm" svg:y1="5cm" svg:x2="5.8cm" svg:y2="6.2cm">
          <text:p/>
        </draw:line>
        <draw:line draw:style-name="gr3" draw:text-style-name="P2" draw:layer="layout" svg:x1="7cm" svg:y1="6.8cm" svg:x2="9.9cm" svg:y2="8.1cm">
          <text:p/>
        </draw:line>
        <draw:line draw:style-name="gr7" draw:text-style-name="P2" draw:layer="layout" svg:x1="7.501cm" svg:y1="13.5cm" svg:x2="7.298cm" svg:y2="13.805cm">
          <text:p/>
        </draw:line>
        <draw:path draw:style-name="gr7" draw:text-style-name="P2" draw:layer="layout" svg:width="0.2cm" svg:height="0.537cm" svg:x="7cm" svg:y="13.465cm" svg:viewBox="0 0 201 538" svg:d="M150 49c-418 1464 185-961 21 361l-59 39">
          <text:p/>
        </draw:path>
        <draw:line draw:style-name="gr7" draw:text-style-name="P2" draw:layer="layout" svg:x1="7.203cm" svg:y1="13.805cm" svg:x2="7.328cm" svg:y2="13.592cm">
          <text:p/>
        </draw:line>
        <draw:path draw:style-name="gr1" draw:text-style-name="P1" draw:layer="layout" svg:width="0.102cm" svg:height="0.201cm" svg:x="7.2cm" svg:y="13.603cm" svg:viewBox="0 0 103 202" svg:d="M49 0c28 0 50 42 50 98 0 57-22 100-50 100s-49-43-49-100c0-56 21-98 49-98zM0 0zM103 202z">
          <text:p/>
        </draw:path>
        <draw:path draw:style-name="gr7" draw:text-style-name="P2" draw:layer="layout" svg:width="0.098cm" svg:height="0.197cm" svg:x="7.2cm" svg:y="13.603cm" svg:viewBox="0 0 99 198" svg:d="M50 0c28 0 49 42 49 99s-21 99-49 99-50-42-50-99 22-99 50-99z">
          <text:p/>
        </draw:path>
        <draw:polygon draw:style-name="gr7" draw:text-style-name="P2" draw:layer="layout" svg:width="0cm" svg:height="0cm" svg:x="7.2cm" svg:y="13.603cm" svg:viewBox="0 0 0 0" draw:points="0,0">
          <text:p/>
        </draw:polygon>
        <draw:polygon draw:style-name="gr7" draw:text-style-name="P2" draw:layer="layout" svg:width="0cm" svg:height="0cm" svg:x="7.302cm" svg:y="13.804cm" svg:viewBox="0 0 0 0" draw:points="0,0">
          <text:p/>
        </draw:polygon>
        <draw:line draw:style-name="gr7" draw:text-style-name="P2" draw:layer="layout" svg:x1="7.501cm" svg:y1="13.5cm" svg:x2="6.9cm" svg:y2="14.203cm">
          <text:p/>
        </draw:line>
        <draw:path draw:style-name="gr8" draw:text-style-name="P4" draw:layer="layout" svg:width="0.3cm" svg:height="0.3cm" svg:x="7.964cm" svg:y="7.112cm" svg:viewBox="0 0 301 301" svg:d="M148 0c86 0 153 65 153 150 0 84-67 151-153 151-84 0-148-67-148-151 0-85 64-150 148-150zM0 0zM301 301z">
          <text:p/>
        </draw:path>
        <draw:path draw:style-name="gr7" draw:text-style-name="P2" draw:layer="layout" svg:width="0.3cm" svg:height="0.3cm" svg:x="8.6cm" svg:y="13.902cm" svg:viewBox="0 0 301 301" svg:d="M148 0c86 0 153 65 153 150 0 84-67 151-153 151-84 0-148-67-148-151 0-85 64-150 148-150z">
          <text:p/>
        </draw:path>
        <draw:polygon draw:style-name="gr7" draw:text-style-name="P2" draw:layer="layout" svg:width="0cm" svg:height="0cm" svg:x="8.6cm" svg:y="13.902cm" svg:viewBox="0 0 0 0" draw:points="0,0">
          <text:p/>
        </draw:polygon>
        <draw:polygon draw:style-name="gr7" draw:text-style-name="P2" draw:layer="layout" svg:width="0cm" svg:height="0cm" svg:x="8.9cm" svg:y="14.202cm" svg:viewBox="0 0 0 0" draw:points="0,0">
          <text:p/>
        </draw:polygon>
        <draw:path draw:style-name="gr1" draw:text-style-name="P1" draw:layer="layout" svg:width="0.501cm" svg:height="0.398cm" svg:x="7.2cm" svg:y="13.603cm" svg:viewBox="0 0 502 399" svg:d="M251 0c141 0 251 84 251 202 0 113-110 197-251 197s-251-84-251-197c0-118 110-202 251-202zM0 0zM502 399z">
          <text:p/>
        </draw:path>
        <draw:path draw:style-name="gr7" draw:text-style-name="P2" draw:layer="layout" svg:width="0.501cm" svg:height="0.398cm" svg:x="7.2cm" svg:y="13.603cm" svg:viewBox="0 0 502 399" svg:d="M251 0c141 0 251 84 251 202 0 113-110 197-251 197s-251-84-251-197c0-118 110-202 251-202z">
          <text:p/>
        </draw:path>
        <draw:polygon draw:style-name="gr7" draw:text-style-name="P2" draw:layer="layout" svg:width="0cm" svg:height="0cm" svg:x="7.2cm" svg:y="13.603cm" svg:viewBox="0 0 0 0" draw:points="0,0">
          <text:p/>
        </draw:polygon>
        <draw:polygon draw:style-name="gr7" draw:text-style-name="P2" draw:layer="layout" svg:width="0cm" svg:height="0cm" svg:x="7.701cm" svg:y="14.001cm" svg:viewBox="0 0 0 0" draw:points="0,0">
          <text:p/>
        </draw:polygon>
        <draw:frame draw:style-name="gr9" draw:text-style-name="P6" draw:layer="layout" svg:width="0.634cm" svg:height="0.788cm" svg:x="3.2cm" svg:y="0.912cm">
          <draw:text-box>
            <text:p text:style-name="P5"><text:span text:style-name="T1">y</text:span></text:p>
          </draw:text-box>
        </draw:frame>
        <draw:frame draw:style-name="gr9" draw:text-style-name="P8" draw:layer="layout" svg:width="0.634cm" svg:height="0.788cm" svg:x="3.666cm" svg:y="3.912cm">
          <draw:text-box>
            <text:p text:style-name="P7"><text:span text:style-name="T1">B</text:span></text:p>
          </draw:text-box>
        </draw:frame>
        <draw:frame draw:style-name="gr10" draw:text-style-name="P9" draw:layer="layout" svg:width="0.649cm" svg:height="0.815cm" svg:x="6.8cm" svg:y="5.1cm">
          <draw:text-box>
            <text:p text:style-name="P7"><text:span text:style-name="T1">C</text:span></text:p>
          </draw:text-box>
        </draw:frame>
        <draw:frame draw:style-name="gr9" draw:text-style-name="P8" draw:layer="layout" svg:width="0.634cm" svg:height="0.788cm" svg:x="10.066cm" svg:y="7.2cm">
          <draw:text-box>
            <text:p text:style-name="P7"><text:span text:style-name="T1">A</text:span></text:p>
          </draw:text-box>
        </draw:frame>
        <draw:frame draw:style-name="gr11" draw:text-style-name="P9" draw:layer="layout" svg:width="0.483cm" svg:height="1.213cm" svg:x="13.1cm" svg:y="7.9cm">
          <draw:text-box draw:corner-radius="0.6cm">
            <text:p text:style-name="P7"><text:span text:style-name="T1">x</text:span></text:p>
          </draw:text-box>
        </draw:frame>
        <draw:frame draw:style-name="gr9" draw:text-style-name="P8" draw:layer="layout" svg:width="0.634cm" svg:height="0.788cm" svg:x="1.966cm" svg:y="7.812cm">
          <draw:text-box>
            <text:p text:style-name="P7"><text:span text:style-name="T1">O</text:span></text:p>
          </draw:text-box>
        </draw:frame>
        <draw:frame draw:style-name="gr12" draw:text-style-name="P10" draw:layer="layout" svg:width="0.6cm" svg:height="1.9cm" svg:x="2.4cm" svg:y="1.5cm">
          <draw:text-box>
            <text:p/>
          </draw:text-box>
        </draw:frame>
        <draw:frame draw:style-name="gr13" draw:text-style-name="P12" draw:layer="layout" svg:width="0.59cm" svg:height="0.781cm" svg:x="8.31cm" svg:y="6.319cm">
          <draw:text-box>
            <text:p text:style-name="P11">M</text:p>
          </draw:text-box>
        </draw:frame>
        <draw:frame draw:style-name="gr14" draw:text-style-name="P13" draw:layer="layout" svg:width="1.3cm" svg:height="0.5cm" svg:x="2.3cm" svg:y="9.3cm">
          <draw:text-box>
            <text:p/>
          </draw:text-box>
        </draw:frame>
        <draw:frame draw:style-name="gr15" draw:text-style-name="P14" draw:layer="layout" svg:width="2.1cm" svg:height="0.573cm" svg:x="6.4cm" svg:y="8.427cm">
          <draw:text-box>
            <text:p/>
          </draw:text-box>
        </draw:frame>
        <draw:path draw:style-name="gr6" draw:text-style-name="P3" draw:layer="layout" svg:width="0.801cm" svg:height="0.801cm" svg:x="6.7cm" svg:y="6cm" svg:viewBox="0 0 802 802" svg:d="M400 0c226 0 399 174 399 400s-173 399-399 399c-227 0-400-173-400-399s173-400 400-400zM0 0zM802 802z">
          <text:p/>
        </draw:path>
        <draw:custom-shape draw:style-name="gr16" draw:text-style-name="P15" draw:layer="layout" svg:width="0.8cm" svg:height="0.8cm" svg:x="2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8cm" svg:height="0.8cm" svg:x="2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4cm" svg:height="0.4cm" svg:x="2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4cm" svg:height="0.4cm" svg:x="2.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8cm" svg:height="0.8cm" svg:x="9.6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4cm" svg:height="0.4cm" svg:x="9.8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0.8cm" svg:height="0.8cm" svg:x="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18" draw:text-style-name="P15" draw:layer="layout" svg:width="1.4cm" svg:height="1.4cm" svg:x="5.7cm" svg:y="5.8cm" draw:kind="arc" draw:start-angle="333.07" draw:end-angle="152.47">
          <text:p/>
        </draw:circle>
        <draw:custom-shape draw:style-name="gr17" draw:text-style-name="P15" draw:layer="layout" svg:width="0.4cm" svg:height="0.4cm" svg:x="6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4.005cm" fo:page-height="16.2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2T22:17:10.569235170</dc:date>
    <meta:editing-duration>PT53M</meta:editing-duration>
    <meta:editing-cycles>2</meta:editing-cycles>
    <meta:generator>LibreOffice/5.3.1.2$Linux_X86_64 LibreOffice_project/30m0$Build-2</meta:generator>
    <meta:document-statistic meta:object-count="79"/>
  </office:meta>
</office:document-meta>
</file>